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kins</text:p>
          </table:table-cell>
          <table:table-cell office:value-type="string">
            <text:p>time</text:p>
          </table:table-cell>
          <table:table-cell office:value-type="string">
            <text:p>happine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2*[.A2]" office:value-type="float" office:value="2">
            <text:p>2</text:p>
          </table:table-cell>
          <table:table-cell table:formula="of:= 100/[.A2]"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2*[.A3]" office:value-type="float" office:value="4">
            <text:p>4</text:p>
          </table:table-cell>
          <table:table-cell table:formula="of:= 100/[.A3]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2*[.A4]" office:value-type="float" office:value="6">
            <text:p>6</text:p>
          </table:table-cell>
          <table:table-cell table:formula="of:= 100/[.A4]" office:value-type="float" office:value="33.3333333333333">
            <text:p>33,3333333333</text:p>
          </table:table-cell>
          <table:table-cell>
            <draw:frame table:end-cell-address="Лист1.L25" table:end-x="0.091cm" table:end-y="0.17cm" draw:z-index="0" draw:style-name="gr1" draw:text-style-name="P1" svg:width="15.999cm" svg:height="8.999cm" svg:x="2.157cm" svg:y="0.101cm">
              <draw:object draw:notify-on-update-of-ranges="Лист1.B1:Лист1.B1 Лист1.B2:Лист1.B11 Лист1.C1:Лист1.C1 Лист1.C2:Лист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2*[.A5]" office:value-type="float" office:value="8">
            <text:p>8</text:p>
          </table:table-cell>
          <table:table-cell table:formula="of:= 100/[.A5]"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2*[.A6]" office:value-type="float" office:value="10">
            <text:p>10</text:p>
          </table:table-cell>
          <table:table-cell table:formula="of:= 100/[.A6]"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2*[.A7]" office:value-type="float" office:value="12">
            <text:p>12</text:p>
          </table:table-cell>
          <table:table-cell table:formula="of:= 100/[.A7]" office:value-type="float" office:value="16.6666666666667">
            <text:p>16,6666666667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2*[.A8]" office:value-type="float" office:value="14">
            <text:p>14</text:p>
          </table:table-cell>
          <table:table-cell table:formula="of:= 100/[.A8]" office:value-type="float" office:value="14.2857142857143">
            <text:p>14,285714285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2*[.A9]" office:value-type="float" office:value="16">
            <text:p>16</text:p>
          </table:table-cell>
          <table:table-cell table:formula="of:= 100/[.A9]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2*[.A10]" office:value-type="float" office:value="18">
            <text:p>18</text:p>
          </table:table-cell>
          <table:table-cell table:formula="of:= 100/[.A10]" office:value-type="float" office:value="11.1111111111111">
            <text:p>11,111111111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2*[.A11]" office:value-type="float" office:value="20">
            <text:p>20</text:p>
          </table:table-cell>
          <table:table-cell table:formula="of:= 100/[.A11]" office:value-type="float" office:value="10">
            <text:p>10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20.04.2014</text:date>, <text:time>01:14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архоменко</meta:initial-creator>
    <meta:creation-date>2014-04-19T23:37:22</meta:creation-date>
    <dc:date>2014-04-20T01:14:51</dc:date>
    <dc:creator>Артем Пархоменко</dc:creator>
    <meta:editing-duration>PT1H22M9S</meta:editing-duration>
    <meta:editing-cycles>2</meta:editing-cycles>
    <meta:generator>OpenOffice/4.0.0$Unix OpenOffice.org_project/400m3$Build-9702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B1:Лист1.C11" chart:data-source-has-labels="row" svg:x="1.331cm" svg:y="0.855cm" svg:width="14.029cm" svg:height="6.984cm">
          <chartooo:coordinate-region svg:x="1.979cm" svg:y="1.054cm" svg:width="12.547cm" svg:height="6.138cm"/>
          <chart:axis chart:dimension="x" chart:name="primary-x" chart:style-name="ch3">
            <chart:title svg:x="6.885cm" svg:y="8.019cm" chart:style-name="ch4">
              <text:p>Количество скинов</text:p>
            </chart:title>
          </chart:axis>
          <chart:axis chart:dimension="y" chart:name="primary-y" chart:style-name="ch5">
            <chart:title svg:x="0.451cm" svg:y="5.476cm" chart:style-name="ch6">
              <text:p>Времязатраты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Лист1.B2:Лист1.B11" chart:label-cell-address="Лист1.B1:Лист1.B1" chart:class="chart:line">
            <chart:data-point chart:repeated="10"/>
          </chart:series>
          <chart:series chart:attached-axis="secondary-y" chart:style-name="ch10" chart:values-cell-range-address="Лист1.C2:Лист1.C11" chart:label-cell-address="Лист1.C1:Лист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Лист1.B1:Лист1.B1</svg:desc>
                </draw:g>
              </table:table-cell>
              <table:table-cell office:value-type="string">
                <text:p>happines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2:Лист1.B11</svg:desc>
                </draw:g>
              </table:table-cell>
              <table:table-cell office:value-type="float" office:value="100">
                <text:p>100</text:p>
                <draw:g>
                  <svg:desc>Лист1.C2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